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8.5pt" style:font-size-asian="8.5pt"/>
    </style:style>
    <style:style style:name="T3" style:family="text">
      <style:text-properties style:font-name="Times New Roman" fo:font-size="8.5pt" fo:font-weight="bold" style:font-size-asian="8.5pt" style:font-weight-asian="bold"/>
    </style:style>
    <style:style style:name="T4" style:family="text">
      <style:text-properties style:font-name="Times New Roman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1">Então cumprindo pena em regime semiaberto, o apenado deixou de se recolher ao estabelecimento prisional desde 07/07/2016</text:p>
      <text:p text:style-name="P1">(evento 1.1, fl.19), sendo recapturado quando preso em flagrante por novo crime em 22/11/2018, que resultou na ação penal nº</text:p>
      <text:p text:style-name="P1">0100542-59.2018.8.20.0132-003, em curso na Vara única de São Paulo do Potengi/RN.</text:p>
      <text:p text:style-name="P1">Anoto que o apenado responde a execução penal n° 0107646-20.2012.8.20.0001 em curso na Comarca de Parnamirim, consoante</text:p>
      <text:p text:style-name="P1">informação contida no Sistema de Automação do Judiciário — SAJ.</text:p>
      <text:p text:style-name="P1">Oportunizado ao apenado justificar-se, disse que deixou de cumprir a pena porque estavam ocorrendo mortes no sistema prisional e</text:p>
      <text:p text:style-name="P1">teve medo também de ser morto, acrescentando ter sido preso em flagrante por novo crime, o qual não praticou, enquanto ouviu falar que</text:p>
      <text:p text:style-name="P1">tinha sido denunciado por um homicídio, que também não praticara ( evento 5.1).</text:p>
      <text:p text:style-name="P1">Opinou o Ministério Público pela regressão definitiva, dada a fuga e os novos crimes, enquanto a Defesa pediu atualização da guia</text:p>
      <text:p text:style-name="P1">de execução penal (evento 5.1).</text:p>
      <text:p text:style-name="P1">Relatados.</text:p>
      <text:p text:style-name="P1">A Lei nº 7.210/84, no seu art. 118, inc. I, última figura, dispõe sobre a transferência do apenado para regime mais rigoroso de</text:p>
      <text:p text:style-name="P1">cumprimento de pena privativa de liberdade quando pratica falta grave, enquanto o art. 50, inc. II, do mesmo estatuto esclarece, que a</text:p>
      <text:p text:style-name="P1">comete o condenado que fugir.</text:p>
      <text:p text:style-name="P1">É o caso dos autos, sendo inaceitável a justificativa apresentada, pois caberia ao apenado ter comunicado o fato a Juízo e pedido sua</text:p>
      <text:p text:style-name="P1">transferência para outro presídio ou sua inserção na monitoração eletrônica, não podendo decidir, ao seu arbítrio, quando recolher-se ou não</text:p>
      <text:p text:style-name="P1">ao cumprimento de pena, mesmo que alegue dificuldade de locomoção ao presídio em razão de trabalho externo.</text:p>
      <text:p text:style-name="P1">Ademais, a situação relatada nestes autos também se encontra exposta no art. 118, primeira parte, da Lei nº 7210/84, como causa</text:p>
      <text:p text:style-name="P1">impositiva de regressão de regime de cumprimento de pena privativa de liberdade, e sobre a qual decidiu a Suprema Corte não ser necessário</text:p>
      <text:p text:style-name="P1">que o crime doloso tenha sido objeto de sentença condenatória transitada em julgado.</text:p>
      <text:p text:style-name="P1">Afinal, "a prática de 'fato definido como crime doloso', para fins de aplicação da sanção administrativa da regressão, não depende</text:p>
      <text:p text:style-name="P1">de trânsito em julgado da ação penal respectiva" (HC 93782, Relator(a): Min. RICARDO LEWANDOWSKI, Primeira Turma, j. em</text:p>
      <text:p text:style-name="P1">16/09/2008).</text:p>
      <text:p text:style-name="P1">Nesse sentido dispõe a Súmula do Superior Tribunal de Justiça: O reconhecimento de falta grave decorrente do cometimento de</text:p>
      <text:p text:style-name="P1">fato definido como crime doloso no cumprimento da pena prescinde do trânsito em julgado de sentença penal condenatória no processo penal</text:p>
      <text:p text:style-name="P1">instaurado para apuração do fato. (Verbete 526, aprovado pela 3ª Seção em 13/05/2015).</text:p>
      <text:p text:style-name="P2"><text:span text:style-name="T1">Isto posto, decreto a regressão, para o , do regime prisional imposto ao cumprimento da pena e considero </text:span><text:span text:style-name="T4">fechado </text:span><text:span text:style-name="T1">perdido um</text:span></text:p>
      <text:p text:style-name="P1">quinto do tempo já remido e o que viesse a ser até a data da falta grave, dada a atenuante da confissão.</text:p>
      <text:p text:style-name="P1">P.R.I. Atualize-se o quadro de eventos e cientifique-se ao estabelecimento prisional, bem como certifique-se e busque-se, se for o</text:p>
      <text:p text:style-name="P1">caso, o novo PEC que teria curso na Comarca de Parnamirim.</text:p>
      <text:p text:style-name="P1">Natal, 04 de Fevereiro de 2019.</text:p>
      <text:p text:style-name="P1"><text:soft-page-break/>Henrique Baltazar Vilar dos Santos</text:p>
      <text:p text:style-name="P1">Juiz de Dire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8:50:26.501000000</meta:creation-date>
    <dc:date>2019-09-02T09:29:24.153000000</dc:date>
    <meta:editing-duration>PT1M46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34" meta:word-count="504" meta:character-count="3149" meta:non-whitespace-character-count="2678"/>
  </office:meta>
</office:document-meta>
</file>